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7D000002F6B6E2D8F9.png"/>
  <manifest:file-entry manifest:media-type="image/png" manifest:full-path="Pictures/1000020100000124000000F4E5E26410.png"/>
  <manifest:file-entry manifest:media-type="image/png" manifest:full-path="Pictures/1000020100000135000001208015B9C1.png"/>
  <manifest:file-entry manifest:media-type="image/png" manifest:full-path="Pictures/10000201000000F800000084EA9D67CD.png"/>
  <manifest:file-entry manifest:media-type="image/png" manifest:full-path="Pictures/100002010000011A000000E1BFE855BA.png"/>
  <manifest:file-entry manifest:media-type="image/png" manifest:full-path="Pictures/1000000000000280000001E03B13BD8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gradient" draw:fill-color="#000000" draw:fill-gradient-name="Gradient_20_1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fo:max-height="0cm" fo:min-height="0.65cm" fo:min-width="0.9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3.058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2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132cm"/>
    </style:style>
    <style:style style:name="gr13" style:family="graphic" style:parent-style-name="standard" style:list-style-name="L1">
      <style:graphic-properties draw:fill-color="#00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8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42cm" svg:height="4.394cm" svg:x="0.511cm" svg:y="0.962cm">
          <draw:image xlink:href="Pictures/1000000000000280000001E03B13BD83.png" xlink:type="simple" xlink:show="embed" xlink:actuate="onLoad">
            <text:p/>
          </draw:image>
        </draw:frame>
        <draw:frame draw:style-name="gr1" draw:text-style-name="P1" draw:layer="layout" svg:width="5.842cm" svg:height="3.099cm" svg:x="0.511cm" svg:y="6.124cm">
          <draw:image xlink:href="Pictures/10000201000000F800000084EA9D67CD.png" xlink:type="simple" xlink:show="embed" xlink:actuate="onLoad">
            <text:p/>
          </draw:image>
        </draw:frame>
        <draw:frame draw:style-name="gr1" draw:text-style-name="P1" draw:layer="layout" svg:width="5.837cm" svg:height="4.88cm" svg:x="0.511cm" svg:y="9.854cm">
          <draw:image xlink:href="Pictures/1000020100000124000000F4E5E26410.png" xlink:type="simple" xlink:show="embed" xlink:actuate="onLoad">
            <text:p/>
          </draw:image>
        </draw:frame>
        <draw:frame draw:style-name="gr1" draw:text-style-name="P1" draw:layer="layout" svg:width="5.842cm" svg:height="4.674cm" svg:x="0.511cm" svg:y="15.58cm">
          <draw:image xlink:href="Pictures/100002010000011A000000E1BFE855BA.png" xlink:type="simple" xlink:show="embed" xlink:actuate="onLoad">
            <text:p/>
          </draw:image>
        </draw:frame>
        <draw:frame draw:style-name="gr2" draw:text-style-name="P1" draw:layer="layout" svg:width="12.842cm" svg:height="10.9cm" svg:x="13.295cm" svg:y="9.358cm">
          <draw:image xlink:href="Pictures/100002010000037D000002F6B6E2D8F9.png" xlink:type="simple" xlink:show="embed" xlink:actuate="onLoad">
            <text:p/>
          </draw:image>
        </draw:frame>
        <draw:custom-shape draw:style-name="gr3" draw:text-style-name="P1" draw:layer="layout" svg:width="1.27cm" svg:height="0.762cm" svg:x="11.113cm" svg:y="2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1" draw:layer="layout" svg:width="1.27cm" svg:height="19.05cm" svg:x="9.02cm" svg:y="1.1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762cm" svg:height="12.772cm" svg:x="9.214cm" svg:y="5.808cm">
            <draw:text-box>
              <text:p text:style-name="P1"><text:span text:style-name="T1">ScrapeRepo</text:span></text:p>
            </draw:text-box>
          </draw:frame>
        </draw:g>
        <draw:g>
          <draw:frame draw:style-name="gr6" draw:text-style-name="P1" draw:layer="layout" svg:width="3.556cm" svg:height="3.314cm" svg:x="12.77cm" svg:y="0.358cm">
            <draw:image xlink:href="Pictures/1000020100000135000001208015B9C1.png" xlink:type="simple" xlink:show="embed" xlink:actuate="onLoad">
              <text:p/>
            </draw:image>
          </draw:frame>
          <draw:frame draw:style-name="gr7" draw:text-style-name="P2" draw:layer="layout" svg:width="1.421cm" svg:height="0.962cm" svg:x="13.739cm" svg:y="0.27cm">
            <draw:text-box>
              <text:p text:style-name="P2"><text:span text:style-name="T2">.tar</text:span></text:p>
            </draw:text-box>
          </draw:frame>
        </draw:g>
        <draw:g>
          <draw:custom-shape draw:style-name="gr4" draw:text-style-name="P1" draw:layer="layout" svg:width="12.7cm" svg:height="1.27cm" svg:x="13.366cm" svg:y="6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3" draw:layer="layout" svg:width="3.558cm" svg:height="1.195cm" svg:x="17.98cm" svg:y="6.471cm">
            <draw:text-box>
              <text:p><text:span text:style-name="T1">MkDocs</text:span></text:p>
            </draw:text-box>
          </draw:frame>
        </draw:g>
        <draw:custom-shape draw:style-name="gr3" draw:text-style-name="P1" draw:layer="layout" svg:width="6.985cm" svg:height="0.762cm" svg:x="11.113cm" svg:y="3.6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762cm" svg:height="1.27cm" svg:x="19.477cm" svg:y="4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762cm" svg:height="1.27cm" svg:x="19.477cm" svg:y="7.9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9" draw:text-style-name="P1" draw:layer="layout" svg:width="1.27cm" svg:height="0.762cm" svg:x="7.056cm" svg:y="2.7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layer="layout" svg:width="1.738cm" svg:height="0.962cm" svg:x="6.822cm" svg:y="1.824cm">
            <draw:text-box>
              <text:p>.png</text:p>
            </draw:text-box>
          </draw:frame>
        </draw:g>
        <draw:g>
          <draw:custom-shape draw:style-name="gr9" draw:text-style-name="P1" draw:layer="layout" svg:width="1.27cm" svg:height="0.762cm" svg:x="6.967cm" svg:y="7.2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layer="layout" svg:width="1.56cm" svg:height="0.962cm" svg:x="6.822cm" svg:y="6.324cm">
            <draw:text-box>
              <text:p>.md</text:p>
            </draw:text-box>
          </draw:frame>
        </draw:g>
        <draw:g>
          <draw:custom-shape draw:style-name="gr3" draw:text-style-name="P1" draw:layer="layout" svg:width="1.27cm" svg:height="0.762cm" svg:x="7.003cm" svg:y="11.9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layer="layout" svg:width="1.632cm" svg:height="0.962cm" svg:x="6.822cm" svg:y="11.024cm">
            <draw:text-box>
              <text:p>.cxx</text:p>
            </draw:text-box>
          </draw:frame>
        </draw:g>
        <draw:g>
          <draw:custom-shape draw:style-name="gr13" draw:text-style-name="P4" draw:layer="layout" svg:width="1.27cm" svg:height="0.762cm" svg:x="7.003cm" svg:y="17.5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4" draw:layer="layout" svg:width="1.349cm" svg:height="0.962cm" svg:x="6.964cm" svg:y="16.624cm">
            <draw:text-box>
              <text:p>.txt</text:p>
            </draw:text-box>
          </draw:frame>
        </draw:g>
        <draw:g>
          <draw:frame draw:style-name="gr6" draw:text-style-name="P1" draw:layer="layout" svg:width="1.642cm" svg:height="1.53cm" svg:x="19.05cm" svg:y="9.392cm">
            <draw:image xlink:href="Pictures/1000020100000135000001208015B9C1.png" xlink:type="simple" xlink:show="embed" xlink:actuate="onLoad">
              <text:p/>
            </draw:image>
          </draw:frame>
          <draw:frame draw:style-name="gr15" draw:text-style-name="P5" draw:layer="layout" svg:width="1.896cm" svg:height="0.721cm" svg:x="19.292cm" svg:y="9.991cm">
            <draw:text-box>
              <text:p><text:span text:style-name="T3">site/</text:span></text:p>
            </draw:text-box>
          </draw:frame>
        </draw:g>
        <draw:frame draw:style-name="gr16" draw:text-style-name="P2" draw:layer="layout" svg:width="3.094cm" svg:height="1.673cm" svg:x="13.108cm" svg:y="2.029cm">
          <draw:text-box>
            <text:p text:style-name="P2"><text:span text:style-name="T2">Tarballs/</text:span></text:p>
          </draw:text-box>
        </draw:frame>
        <draw:g>
          <draw:g>
            <draw:frame draw:style-name="gr6" draw:text-style-name="P1" draw:layer="layout" svg:width="3.556cm" svg:height="3.314cm" svg:x="18.08cm" svg:y="1.458cm">
              <draw:image xlink:href="Pictures/1000020100000135000001208015B9C1.png" xlink:type="simple" xlink:show="embed" xlink:actuate="onLoad">
                <text:p/>
              </draw:image>
            </draw:frame>
            <draw:frame draw:style-name="gr17" draw:text-style-name="P2" draw:layer="layout" svg:width="4.106cm" svg:height="1.195cm" svg:x="18.905cm" svg:y="2.971cm">
              <draw:text-box>
                <text:p text:style-name="P2"><text:span text:style-name="T2">docs/</text:span></text:p>
              </draw:text-box>
            </draw:frame>
          </draw:g>
          <draw:frame draw:style-name="gr18" draw:layer="layout" svg:width="1.56cm" svg:height="0.962cm" svg:x="18.988cm" svg:y="1.362cm">
            <draw:text-box>
              <text:p>.md</text:p>
            </draw:text-box>
          </draw:frame>
        </draw:g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Lorensen</meta:initial-creator>
    <meta:creation-date>2017-09-02T13:09:16</meta:creation-date>
    <meta:editing-duration>P1DT4H43M27S</meta:editing-duration>
    <meta:editing-cycles>30</meta:editing-cycles>
    <dc:date>2017-09-04T08:00:16</dc:date>
    <dc:creator>Bill Lorensen</dc:creator>
    <meta:generator>OpenOffice/4.1.3$Unix OpenOffice.org_project/413m1$Build-9783</meta:generator>
    <meta:document-statistic meta:object-count="62"/>
  </office:meta>
</office:document-meta>
</file>